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4D00000029E792801C76CE5BAA.png" manifest:media-type="image/png"/>
  <manifest:file-entry manifest:full-path="Pictures/100002000000000D000000141E4B303784D1CD17.png" manifest:media-type="image/png"/>
  <manifest:file-entry manifest:full-path="Pictures/100002000000001000000014C52498AD41B6D17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華康細明體外字集" svg:font-family="華康細明體外字集, 新細明體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line-height="0.635cm" fo:text-align="justify" style:justify-single-word="false">
        <style:tab-stops>
          <style:tab-stop style:position="14.002cm" style:type="right" style:leader-style="solid" style:leader-text="-"/>
        </style:tab-stops>
      </style:paragraph-properties>
    </style:style>
    <style:style style:name="P2" style:family="paragraph" style:parent-style-name="Standard">
      <style:paragraph-properties fo:margin-left="0.776cm" fo:margin-right="0cm" fo:line-height="0.635cm" fo:text-align="justify" style:justify-single-word="false" fo:text-indent="-0.776cm" style:auto-text-indent="false">
        <style:tab-stops>
          <style:tab-stop style:position="14.002cm" style:type="right" style:leader-style="solid" style:leader-text="-"/>
        </style:tab-stops>
      </style:paragraph-properties>
    </style:style>
    <style:style style:name="P3" style:family="paragraph" style:parent-style-name="Standard">
      <style:paragraph-properties fo:margin-left="1cm" fo:margin-right="0cm" fo:line-height="0.635cm" fo:text-align="justify" style:justify-single-word="false" fo:text-indent="-0.4cm" style:auto-text-indent="false">
        <style:tab-stops>
          <style:tab-stop style:position="14.002cm" style:type="right" style:leader-style="solid" style:leader-text="-"/>
        </style:tab-stops>
      </style:paragraph-properties>
    </style:style>
    <style:style style:name="P4" style:family="paragraph" style:parent-style-name="Standard">
      <style:paragraph-properties fo:margin-left="1cm" fo:margin-right="0cm" fo:line-height="0.706cm" fo:text-align="justify" style:justify-single-word="false" fo:text-indent="-0.4cm" style:auto-text-indent="false">
        <style:tab-stops>
          <style:tab-stop style:position="14.002cm" style:type="right" style:leader-style="solid" style:leader-text="-"/>
        </style:tab-stops>
      </style:paragraph-properties>
    </style:style>
    <style:style style:name="P5" style:family="paragraph" style:parent-style-name="Standard">
      <style:paragraph-properties fo:margin-left="1.584cm" fo:margin-right="0cm" fo:line-height="0.635cm" fo:text-align="justify" style:justify-single-word="false" fo:text-indent="-0.473cm" style:auto-text-indent="false">
        <style:tab-stops>
          <style:tab-stop style:position="14.002cm" style:type="right" style:leader-style="solid" style:leader-text="-"/>
        </style:tab-stops>
      </style:paragraph-properties>
    </style:style>
    <style:style style:name="P6" style:family="paragraph" style:parent-style-name="Standard">
      <style:paragraph-properties fo:margin-left="1cm" fo:margin-right="0cm" fo:line-height="0.635cm" fo:text-align="justify" style:justify-single-word="false" fo:text-indent="-0.6cm" style:auto-text-indent="false">
        <style:tab-stops>
          <style:tab-stop style:position="14.002cm" style:type="right" style:leader-style="solid" style:leader-text="-"/>
        </style:tab-stops>
      </style:paragraph-properties>
    </style:style>
    <style:style style:name="P7" style:family="paragraph" style:parent-style-name="Standard">
      <style:paragraph-properties fo:margin-left="1.164cm" fo:margin-right="0cm" fo:line-height="0.635cm" fo:text-align="justify" style:justify-single-word="false" fo:text-indent="-1.164cm" style:auto-text-indent="false">
        <style:tab-stops>
          <style:tab-stop style:position="14.002cm" style:type="right" style:leader-style="solid" style:leader-text="-"/>
        </style:tab-stops>
      </style:paragraph-properties>
    </style:style>
    <style:style style:name="P8" style:family="paragraph" style:parent-style-name="Standard">
      <style:paragraph-properties fo:margin-left="0.9cm" fo:margin-right="0cm" fo:line-height="0.635cm" fo:text-align="justify" style:justify-single-word="false" fo:text-indent="-0.3cm" style:auto-text-indent="false">
        <style:tab-stops>
          <style:tab-stop style:position="14.002cm" style:type="right" style:leader-style="solid" style:leader-text="-"/>
        </style:tab-stops>
      </style:paragraph-properties>
    </style:style>
    <style:style style:name="P9" style:family="paragraph" style:parent-style-name="Standard">
      <style:paragraph-properties fo:margin-left="0.9cm" fo:margin-right="0cm" fo:line-height="0.635cm" fo:text-align="justify" style:justify-single-word="false" fo:text-indent="-0.3cm" style:auto-text-indent="false">
        <style:tab-stops>
          <style:tab-stop style:position="14.002cm" style:type="right" style:leader-style="solid" style:leader-text="-"/>
        </style:tab-stops>
      </style:paragraph-properties>
      <style:text-properties fo:color="#000000" style:font-name="新細明體" fo:font-size="11pt" style:font-size-asian="11pt" style:font-size-complex="11pt"/>
    </style:style>
    <style:style style:name="P10" style:family="paragraph" style:parent-style-name="Standard" style:master-page-name="Standard">
      <style:paragraph-properties fo:line-height="0.776cm" fo:text-align="center" style:justify-single-word="false" style:page-number="4"/>
      <style:text-properties fo:color="#000000" style:font-name="新細明體" fo:font-size="18pt" style:font-size-asian="18pt" style:font-size-complex="18pt"/>
    </style:style>
    <style:style style:name="T1" style:family="text">
      <style:text-properties style:font-name="新細明體" fo:font-size="11pt" style:font-size-asian="11pt" style:font-size-complex="11pt"/>
    </style:style>
    <style:style style:name="T2" style:family="text">
      <style:text-properties fo:color="#000000" style:font-name="新細明體" fo:font-size="18pt" style:font-size-asian="18pt" style:font-size-complex="18pt"/>
    </style:style>
    <style:style style:name="T3" style:family="text">
      <style:text-properties fo:color="#000000" style:font-name="新細明體" fo:font-size="11pt" style:font-size-asian="11pt" style:font-size-complex="11pt"/>
    </style:style>
    <style:style style:name="T4" style:family="text">
      <style:text-properties fo:color="#000000" style:font-name="新細明體" fo:font-size="11pt" style:font-size-asian="11pt" style:font-size-complex="11pt"/>
    </style:style>
    <style:style style:name="T5" style:family="text">
      <style:text-properties fo:color="#000000" style:font-name="新細明體" fo:font-size="11pt" style:font-size-asian="11pt" style:font-size-complex="11.5pt"/>
    </style:style>
    <style:style style:name="T6" style:family="text">
      <style:text-properties fo:color="#000000" style:font-name="新細明體" fo:font-size="11pt" fo:font-style="italic" style:font-size-asian="11pt" style:font-style-asian="italic" style:font-size-complex="11pt"/>
    </style:style>
    <style:style style:name="T7" style:family="text">
      <style:text-properties fo:color="#000000" style:font-name="新細明體" fo:font-size="11.5pt" style:font-size-asian="11.5pt" style:font-size-complex="11.5pt"/>
    </style:style>
    <style:style style:name="T8" style:family="text">
      <style:text-properties fo:color="#000000"/>
    </style:style>
    <style:style style:name="T9" style:family="text">
      <style:text-properties fo:color="#000000" style:font-name="華康細明體外字集" fo:font-size="11pt" fo:language="none" fo:country="none" style:font-name-asian="華康細明體外字集" style:font-size-asian="11pt" style:language-asian="none" style:country-asian="none" style:font-size-complex="11.5pt"/>
    </style:style>
    <style:style style:name="T10" style:family="text">
      <style:text-properties fo:color="#000000" fo:font-size="11pt" style:font-size-asian="11pt" style:font-size-complex="11.5pt"/>
    </style:style>
    <style:style style:name="T11" style:family="text">
      <style:text-properties fo:color="#000000" fo:font-size="11pt" style:font-size-asian="11pt" style:font-size-complex="11.5pt"/>
    </style:style>
    <style:style style:name="T12" style:family="text">
      <style:text-properties fo:color="#000000" fo:font-size="11pt" fo:font-style="italic" style:font-size-asian="11pt" style:font-style-asian="italic" style:font-size-complex="11.5pt"/>
    </style:style>
    <style:style style:name="T13" style:family="text">
      <style:text-properties style:text-position="-100% 100%"/>
    </style:style>
    <style:style style:name="T14" style:family="text">
      <style:text-properties style:text-position="-33% 100%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編 製 說 明</text:p>
      <text:p text:style-name="P1"><text:span text:style-name="T3">一、本月報編印之目的，在提供能源統計基本資料，以供參考。</text:span></text:p>
      <text:p text:style-name="P2"><text:span text:style-name="T3">二、本月報內容包括：煤炭、石油、天然氣、生質能及廢棄物、電力、太陽熱能、熱能等各項能源之國內供需統計量與價格，及相關國際能源資料。</text:span></text:p>
      <text:p text:style-name="P2"><text:span text:style-name="T3">三、本月報所列的能源平衡表包含3種計算單位（原始單位、公噸油當量與公秉油當量單位）。</text:span></text:p>
      <text:p text:style-name="P1"><text:span text:style-name="T3">四、本月報所列臺灣能源指標之編製說明如下：</text:span></text:p>
      <text:p text:style-name="P3"><text:span text:style-name="T3">1.能源(總)供給=自產+進口。</text:span></text:p>
      <text:p text:style-name="P3"><text:span text:style-name="T3">2.初級能源總供給=自產+進口-出口-國際海運-國際航空-存貨變動。</text:span></text:p>
      <text:p text:style-name="P3"><text:span text:style-name="T3">3.能源(總)需要=能源(總)供給=國內能源消費+出口+國際海運+國際航空+存貨變動+產品間轉換(轉出)+統計差異+轉變投入-轉變產出合計+損耗。</text:span></text:p>
      <text:p text:style-name="P3"><text:span text:style-name="T3">4.國內消費=轉變投入+國內能源消費；國內能源消費=能源部門自用+最終消費；最終消費=能源消費+非能源消費；其中，「能源消費」係指產生熱能或動能之能源產品數量，「非能源消費」係指作為原材料使用而非以產生熱能或動能或為目的之能源產品。</text:span></text:p>
      <text:p text:style-name="P3"><text:span text:style-name="T3">5.能源消費彈性值：為同期國內能源消費變動率與實質國內生產毛額變動率之比值，亦即當實質國內生產毛額成長一個百分點所需的能源消費成長，可用以表示能源與經濟變化之趨勢。</text:span></text:p>
      <text:p text:style-name="P3"><text:span text:style-name="T3">6.能源生產力：為每一單位能源消費所創造的實質國內生產毛額(GDP)。</text:span></text:p>
      <text:p text:style-name="P3"><text:span text:style-name="T3">7.能源密集度：為生產每一單位實質國內生產毛額所需投入之能源。</text:span></text:p>
      <text:p text:style-name="P3"><text:span text:style-name="T3">8.進口能源依存度：(能源進口-能源出口)/(自產能源+能源進口-能源出口)</text:span><text:span text:style-name="T8"> </text:span><text:span text:style-name="T3">。</text:span></text:p>
      <text:p text:style-name="P3"><text:span text:style-name="T3">9.石油依存度：石油總供給/能源總供給。</text:span></text:p>
      <text:p text:style-name="P3"><text:span text:style-name="T3">10.進口石油依存度：(石油進口-石油出口)/(自產石油+石油進口-石油出口)</text:span><text:span text:style-name="T8"> </text:span><text:span text:style-name="T3">。</text:span></text:p>
      <text:p text:style-name="P3"><text:span text:style-name="T3">11.中東原油進口依存度：中東原油進口量/原油總進口量。其中，「中東原油進口量」來源包含沙烏地阿拉伯、科威特、阿曼、伊拉克、阿拉伯聯合大公國、伊朗、卡達及葉門；另巴林、以色列、約旦、黎巴嫩、敘利亞，我國暫無進口實績。</text:span></text:p>
      <text:p text:style-name="P4"><text:span text:style-name="T7">12.集中度係以</text:span><field:fieldmark-start text:name="__Fieldmark__0_2756857337" field:type="vnd.oasis.opendocument.field.UNHANDLED"><field:param field:name="vnd.oasis.opendocument.field.code" field:value=" QUOTE  "/><field:param field:name="vnd.oasis.opendocument.field.id" field:value="35"/></field:fieldmark-start><text:span text:style-name="T13"><draw:frame draw:style-name="fr1" draw:name="影像1" text:anchor-type="as-char" svg:width="2.037cm" svg:height="1.085cm" draw:z-index="0"><draw:image xlink:href="Pictures/100002000000004D00000029E792801C76CE5BAA.png" xlink:type="simple" xlink:show="embed" xlink:actuate="onLoad" loext:mime-type="image/x-vclgraphic"/></draw:frame></text:span><field:fieldmark-end/><text:span text:style-name="T5">計算</text:span></text:p>
      <text:p text:style-name="P5"><text:span text:style-name="T10">(1)能源供應種類集中度：</text:span><field:fieldmark-start text:name="__Fieldmark__1_2756857337" field:type="vnd.oasis.opendocument.field.UNHANDLED"><field:param field:name="vnd.oasis.opendocument.field.code" field:value=" QUOTE  "/><field:param field:name="vnd.oasis.opendocument.field.id" field:value="35"/></field:fieldmark-start><text:span text:style-name="T14"><draw:frame draw:style-name="fr1" draw:name="影像2" text:anchor-type="as-char" svg:width="0.344cm" svg:height="0.529cm" draw:z-index="0"><draw:image xlink:href="Pictures/100002000000000D000000141E4B303784D1CD17.png" xlink:type="simple" xlink:show="embed" xlink:actuate="onLoad" loext:mime-type="image/x-vclgraphic"/></draw:frame></text:span><field:fieldmark-end/><text:span text:style-name="T10">表示各項能源供應(自產+進口)占總能源供應(自產+進口)的比重，下標</text:span><text:span text:style-name="T12">i</text:span><text:span text:style-name="T10"> =煤及煤產品、原油及石油產品、天然氣、生質能及廢棄物、核能、水力、地熱、太陽光電、風力、太陽熱能。</text:span></text:p>
      <text:p text:style-name="P5"><text:span text:style-name="T10">(2)進口原油來源集中度：</text:span><field:fieldmark-start text:name="__Fieldmark__2_2756857337" field:type="vnd.oasis.opendocument.field.UNHANDLED"><field:param field:name="vnd.oasis.opendocument.field.code" field:value=" QUOTE  "/><field:param field:name="vnd.oasis.opendocument.field.id" field:value="35"/></field:fieldmark-start><text:span text:style-name="T14"><draw:frame draw:style-name="fr1" draw:name="影像3" text:anchor-type="as-char" svg:width="0.423cm" svg:height="0.529cm" draw:z-index="0"><draw:image xlink:href="Pictures/100002000000001000000014C52498AD41B6D17F.png" xlink:type="simple" xlink:show="embed" xlink:actuate="onLoad" loext:mime-type="image/x-vclgraphic"/></draw:frame></text:span><field:fieldmark-end/><text:span text:style-name="T10">表示各國原油輸入我國數量占我國進口原油總量的比重，下標</text:span><text:span text:style-name="T12">i</text:span><text:span text:style-name="T10">=各原油進口來源國。</text:span></text:p>
      <text:p text:style-name="P5"><text:span text:style-name="T10">(3)發電能源種類集中度：</text:span><field:fieldmark-start text:name="__Fieldmark__3_2756857337" field:type="vnd.oasis.opendocument.field.UNHANDLED"><field:param field:name="vnd.oasis.opendocument.field.code" field:value=" QUOTE  "/><field:param field:name="vnd.oasis.opendocument.field.id" field:value="35"/></field:fieldmark-start><text:span text:style-name="T14"><draw:frame draw:style-name="fr1" draw:name="影像4" text:anchor-type="as-char" svg:width="0.423cm" svg:height="0.529cm" draw:z-index="0"><draw:image xlink:href="Pictures/100002000000001000000014C52498AD41B6D17F.png" xlink:type="simple" xlink:show="embed" xlink:actuate="onLoad" loext:mime-type="image/x-vclgraphic"/></draw:frame></text:span><field:fieldmark-end/><text:span text:style-name="T10">表示各能源發電量占總發電量的比重，下標</text:span><text:span text:style-name="T12">i</text:span><text:span text:style-name="T10">=煤及煤產品、原油及石油產品、天然氣、生質能及廢棄物、核能、水力、地熱、太陽光電、風力。</text:span></text:p>
      <text:p text:style-name="P6"><text:span text:style-name="T5">13.</text:span><text:span text:style-name="T10">石油進口值占GDP比率及能源進口值占GDP比率，均以當期價格計算。</text:span></text:p>
      <text:p text:style-name="P6"><text:span text:style-name="T5">14.</text:span><text:span text:style-name="T10">本月報所指「能源密集工業」包含：紙漿、紙及紙製品業、化學材料製造業、非金屬礦物製品製造業、金屬基本工業。</text:span></text:p>
      <text:p text:style-name="P7"><text:span text:style-name="T3">五、各類能源統計資料內涵補充說明如下：</text:span></text:p>
      <text:p text:style-name="P8"><text:span text:style-name="T3">1.鑑於焦炭除投入高爐煉鋼外，其餘用途皆係作為生產原料，屬非能源使用；爰本月報焦炭統計除已知鋼鐵廠焦炭用量並依其用途歸類外，其餘流向不明數量皆歸入非能源消費。</text:span></text:p>
      <text:p text:style-name="P8"><text:span text:style-name="T3">2.油品進出口貿易數據102年12月前係依「特殊貿易制度」統計結果，103年1月起則係依「一般貿易制度」統計結果。</text:span></text:p>
      <text:p text:style-name="P8"><text:soft-page-break/><text:span text:style-name="T3">3.生質能及廢棄物自101年起納入統計範疇，原始資料追溯至86年；廢油甲酯（生質油品）自103年11月起納入液態生質能。</text:span></text:p>
      <text:p text:style-name="P8"><text:span text:style-name="T3">4.電力熱值係依循聯合國「國際能源統計編製建議(International Recommendations for Energy Statistics, IRES)」，電力單位熱值由「邊際替代法（依單位發電能源投入推算）」，調整為「物理熱值法（依電力物理熱值860千卡/度估算）」。</text:span></text:p>
      <text:p text:style-name="P8"><text:span text:style-name="T3">5.汽電共生電能與熱能燃料投入分攤方法係採「先熱後電法」，先估算生產熱能（製程蒸汽）所需燃料，其餘燃料投入則歸為生產電能投入。</text:span></text:p>
      <text:p text:style-name="P8"><text:span text:style-name="T3">6.能源平衡表發電廠與汽電共生廠呈現方式，係基於國家能源統計目的，依國際慣例以生產能源種類進行區分；配合新版電業法相關業務統計需求，另於分表呈現電業類型別（含發電業與自用發電設備）統計資料。</text:span></text:p>
      <text:p text:style-name="P8"><text:span text:style-name="T3">7.「太陽熱能」統計係依據國內</text:span><text:bookmark-start text:name="_Hlk50972438"/><text:span text:style-name="T3">太陽能熱水器安裝面積</text:span><text:bookmark-end text:name="_Hlk50972438"/><text:span text:style-name="T3">（平方公尺）進行能源消費量（公秉油當量）估計，故其資料原始單位以公秉油當量呈現。</text:span></text:p>
      <text:p text:style-name="P5"><text:span text:style-name="T10">(1)</text:span><text:span text:style-name="T10">106</text:span><text:span text:style-name="T10">年以前係依據太陽能熱水系統產品補助設置量進行統計。</text:span></text:p>
      <text:p text:style-name="P5"><text:span text:style-name="T10">(</text:span><text:span text:style-name="T10">2</text:span><text:span text:style-name="T10">)107年「再生能源熱利用獎勵補助辦法」停止本島太陽能熱水系統設置補助，本島設置量改依調查資料進行推估，離島仍為實績值；108年起全數依調查資料進行推估。</text:span></text:p>
      <text:p text:style-name="P5"><text:span text:style-name="T10">(3)鑑於太陽能熱水系統設置調查皆於次年初執行，當年度各月太陽熱能供給量暫依前一年度12月底累積設置面積，並考量設備汰換年限</text:span><text:span text:style-name="T3">（</text:span><text:span text:style-name="T10">20</text:span><text:span text:style-name="T10">年）進行推估。</text:span></text:p>
      <text:p text:style-name="P8"><text:span text:style-name="T3">8.依據行政院主計總處「中華民國行業標準分類（第10次修訂）」，校正能源別供應業銷售端（自107年起）及汽電共生銷售端與使用端行業別歸類，以提升各業別統計數值一致性。</text:span></text:p>
      <text:p text:style-name="P8"><text:span text:style-name="T3">9.依據行政院主計總處於108年校正歷年GDP（參考年由100年變更為105年），追溯調整70年1月迄今歷年相關指標統計數據。</text:span></text:p>
      <text:p text:style-name="P8"><text:span text:style-name="T3">10.石油焦產出與使用資料：煉油廠內直接燃燒「觸媒焦」數量已自103年1月進行統計，考量歷年統計範疇一致性，另引用溫室氣體排放清冊焦炭活動數據，回推94年1月至102年12月燃燒量，並計入「轉變產出」及「能源部門自用/煉油廠」。</text:span></text:p>
      <text:p text:style-name="P9">11.液化天然氣轉換資料：經釐清部分記錄於「產品間轉換（轉出）」液化天然氣用量，係投入加氫脫硫工場作為原料，故移至「轉變投入/煉油廠」，資料調整期間為93年10月迄今。</text:p>
      <text:p text:style-name="P7"><text:span text:style-name="T3">六、統計資料引用注意事項</text:span></text:p>
      <text:p text:style-name="P3"><text:span text:style-name="T3">1.</text:span><text:bookmark text:name="txt1_06"/><text:span text:style-name="T3">本月報符號係依行政院主計總處發布之「統計表常用符號」規定辦理。月報分表「-」代表無數值或數值無統計(數值為絕對0、理論上無數值、因未統計致實際數值不明)；「--」代表數值無意義；「…」代表數值尚未發布；「0」代表數值不及半單位。惟能源指標之GDP相關指標項目之無數值月資料，以及能源平衡表之無數值或數值無統計，則以「空白」表示。</text:span></text:p>
      <text:p text:style-name="P3"><text:span text:style-name="T3">2.本月報部分數字經換算油當量後，因採用四捨五入計算，致總數與各細項之和略有差異。</text:span></text:p>
      <text:p text:style-name="P3"><text:span text:style-name="T3">3.本月報能源產品單位熱值表僅供能源統計使用，如需使用於其他用途，請謹慎斟酌引用。</text:span></text:p>
      <text:p text:style-name="P3"><text:span text:style-name="T3">4.本月報歷史統計資料如有修正，以最新出版月報所載數字為準</text:span><text:span text:style-name="T1">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華康細明體外字集" svg:font-family="華康細明體外字集, 新細明體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新細明體" style:font-family-asian="新細明體, PMingLiU" style:font-family-generic-asian="roman" style:font-pitch-asian="variable" style:font-size-asian="9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區塊文字" style:family="paragraph" style:parent-style-name="Standard">
      <style:paragraph-properties fo:margin-left="0.4cm" fo:margin-right="0.6cm" fo:text-indent="0cm" style:auto-text-indent="false"/>
      <style:text-properties style:font-name="新細明體" fo:font-family="新細明體, PMingLiU" style:font-family-generic="roman" style:font-pitch="variable"/>
    </style:style>
    <style:style style:name="Header" style:family="paragraph" style:parent-style-name="Standard" style:class="extra">
      <style:paragraph-properties style:snap-to-layout-grid="false"/>
      <style:text-properties fo:font-size="10pt" style:font-size-asian="10pt"/>
    </style:style>
    <style:style style:name="Footer" style:family="paragraph" style:parent-style-name="Standard" style:class="extra">
      <style:paragraph-properties style:snap-to-layout-grid="false"/>
      <style:text-properties fo:font-size="10pt" style:font-size-asian="10pt"/>
    </style:style>
    <style:style style:name="註解文字" style:family="paragraph" style:parent-style-name="Standard">
      <style:text-properties fo:font-size="12pt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9pt"/>
    </style:style>
    <style:style style:name="註解主旨" style:family="paragraph" style:parent-style-name="註解文字" style:next-style-name="註解文字">
      <style:text-properties fo:font-size="9pt" fo:font-weight="bold" style:font-size-asian="9pt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預設段落字型" style:family="text"/>
    <style:style style:name="Page_20_Number" style:display-name="Page Number" style:family="text" style:parent-style-name="預設段落字型"/>
    <style:style style:name="註解參照" style:family="text">
      <style:text-properties fo:font-size="9pt" style:font-size-asian="9pt"/>
    </style:style>
    <style:style style:name="預留位置文字" style:family="text">
      <style:text-properties fo:color="#808080"/>
    </style:style>
    <style:style style:name="註解文字_20_字元" style:display-name="註解文字 字元" style:family="text">
      <style:text-properties fo:font-size="12pt" style:letter-kerning="true" style:font-size-asian="12pt"/>
    </style:style>
    <style:style style:name="註解主旨_20_字元" style:display-name="註解主旨 字元" style:family="text">
      <style:text-properties fo:font-size="9pt" fo:font-weight="bold" style:letter-kerning="true" style:font-size-asian="9pt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397cm" fo:text-indent="-0.397cm" fo:margin-left="0.397cm"/>
        </style:list-level-properties>
      </text:list-level-style-number>
      <text:list-level-style-number text:level="2" text:style-name="WW8Num2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2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2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、" style:num-format="一, 二, 三, ...">
        <style:list-level-properties text:list-level-position-and-space-mode="label-alignment">
          <style:list-level-label-alignment text:label-followed-by="listtab" text:list-tab-stop-position="1.058cm" fo:text-indent="-0.635cm" fo:margin-left="1.058cm"/>
        </style:list-level-properties>
      </text:list-level-style-number>
      <text:list-level-style-number text:level="2" text:style-name="WW8Num3z1" style:num-suffix="、" style:num-format="甲, 乙, 丙, ...">
        <style:list-level-properties text:list-level-position-and-space-mode="label-alignment">
          <style:list-level-label-alignment text:label-followed-by="listtab" text:list-tab-stop-position="2.117cm" fo:text-indent="-0.847cm" fo:margin-left="2.117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2.963cm" fo:text-indent="-0.847cm" fo:margin-left="2.963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81cm" fo:text-indent="-0.847cm" fo:margin-left="3.81cm"/>
        </style:list-level-properties>
      </text:list-level-style-number>
      <text:list-level-style-number text:level="5" text:style-name="WW8Num3z4" style:num-suffix="、" style:num-format="甲, 乙, 丙, ...">
        <style:list-level-properties text:list-level-position-and-space-mode="label-alignment">
          <style:list-level-label-alignment text:label-followed-by="listtab" text:list-tab-stop-position="4.657cm" fo:text-indent="-0.847cm" fo:margin-left="4.657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5.503cm" fo:text-indent="-0.847cm" fo:margin-left="5.503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6.35cm" fo:text-indent="-0.847cm" fo:margin-left="6.35cm"/>
        </style:list-level-properties>
      </text:list-level-style-number>
      <text:list-level-style-number text:level="8" text:style-name="WW8Num3z7" style:num-suffix="、" style:num-format="甲, 乙, 丙, ...">
        <style:list-level-properties text:list-level-position-and-space-mode="label-alignment">
          <style:list-level-label-alignment text:label-followed-by="listtab" text:list-tab-stop-position="7.197cm" fo:text-indent="-0.847cm" fo:margin-left="7.197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8.043cm" fo:text-indent="-0.847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4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4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4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397cm" fo:text-indent="-0.397cm" fo:margin-left="0.397cm"/>
        </style:list-level-properties>
      </text:list-level-style-number>
      <text:list-level-style-number text:level="2" text:style-name="WW8Num5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5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5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6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6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 text:start-value="6">
        <style:list-level-properties text:list-level-position-and-space-mode="label-alignment">
          <style:list-level-label-alignment text:label-followed-by="listtab" text:list-tab-stop-position="0.397cm" fo:text-indent="-0.397cm" fo:margin-left="0.39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397cm" fo:text-indent="-0.397cm" fo:margin-left="0.39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9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9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10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0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0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2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2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2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 text:start-value="5">
        <style:list-level-properties text:list-level-position-and-space-mode="label-alignment">
          <style:list-level-label-alignment text:label-followed-by="listtab" text:list-tab-stop-position="0.397cm" fo:text-indent="-0.397cm" fo:margin-left="0.39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4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4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1.7cm" fo:margin-bottom="2cm" fo:margin-left="3.501cm" fo:margin-right="3.247cm" style:writing-mode="lr-tb" style:layout-grid-color="#c0c0c0" style:layout-grid-lines="48" style:layout-grid-base-height="0.538cm" style:layout-grid-ruby-height="0cm" style:layout-grid-mode="line" style:layout-grid-ruby-below="false" style:layout-grid-print="false" style:layout-grid-display="false" style:layout-grid-base-width="0.332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編 製 說 明</dc:title>
    <meta:initial-creator>user</meta:initial-creator>
    <meta:creation-date>2021-09-14T14:45:00</meta:creation-date>
    <dc:creator>院 台綜</dc:creator>
    <dc:date>2021-12-29T20:34:00</dc:date>
    <meta:print-date>2019-06-11T09:54:00</meta:print-date>
    <meta:editing-cycles>4</meta:editing-cycles>
    <meta:editing-duration>PT1M</meta:editing-duration>
    <meta:document-statistic meta:table-count="0" meta:image-count="4" meta:object-count="0" meta:page-count="2" meta:paragraph-count="42" meta:word-count="2321" meta:character-count="2489" meta:non-whitespace-character-count="2478"/>
    <meta:generator>LibreOffice/5.4.1.2$Windows_x86 LibreOffice_project/ea7cb86e6eeb2bf3a5af73a8f7777ac570321527</meta:generator>
  </office:meta>
</office:document-meta>
</file>